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8.3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3_run____test_best_scores_other_metr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formula="of:=[.A1]" office:value-type="string" office:string-value="model" calcext:value-type="string">
            <text:p>model</text:p>
          </table:table-cell>
        </table:table-row>
        <table:table-row table:style-name="ro1">
          <table:table-cell office:value-type="string" calcext:value-type="string">
            <text:p>give_model_00</text:p>
          </table:table-cell>
          <table:table-cell office:value-type="float" office:value="0.581920903954802" calcext:value-type="float">
            <text:p>0.581920903954802</text:p>
          </table:table-cell>
          <table:table-cell office:value-type="float" office:value="0.562367864693446" calcext:value-type="float">
            <text:p>0.562367864693446</text:p>
          </table:table-cell>
          <table:table-cell office:value-type="float" office:value="0.62004662004662" calcext:value-type="float">
            <text:p>0.62004662004662</text:p>
          </table:table-cell>
          <table:table-cell office:value-type="float" office:value="0.58980044345898" calcext:value-type="float">
            <text:p>0.58980044345898</text:p>
          </table:table-cell>
          <table:table-cell table:formula="of:=[.A2]" office:value-type="string" office:string-value="give_model_00" calcext:value-type="string">
            <text:p>give_model_00</text:p>
          </table:table-cell>
        </table:table-row>
        <table:table-row table:style-name="ro1">
          <table:table-cell office:value-type="string" calcext:value-type="string">
            <text:p>give_model_10</text:p>
          </table:table-cell>
          <table:table-cell office:value-type="float" office:value="0.624858757062147" calcext:value-type="float">
            <text:p>0.624858757062147</text:p>
          </table:table-cell>
          <table:table-cell office:value-type="float" office:value="0.578352180936995" calcext:value-type="float">
            <text:p>0.578352180936995</text:p>
          </table:table-cell>
          <table:table-cell table:style-name="ce1" office:value-type="float" office:value="0.834498834498834" calcext:value-type="float">
            <text:p>0.834498834498834</text:p>
          </table:table-cell>
          <table:table-cell office:value-type="float" office:value="0.683206106870229" calcext:value-type="float">
            <text:p>0.683206106870229</text:p>
          </table:table-cell>
          <table:table-cell table:formula="of:=[.A3]" office:value-type="string" office:string-value="give_model_10" calcext:value-type="string">
            <text:p>give_model_10</text:p>
          </table:table-cell>
        </table:table-row>
        <table:table-row table:style-name="ro1">
          <table:table-cell office:value-type="string" calcext:value-type="string">
            <text:p>give_model_20</text:p>
          </table:table-cell>
          <table:table-cell office:value-type="float" office:value="0.640677966101695" calcext:value-type="float">
            <text:p>0.640677966101695</text:p>
          </table:table-cell>
          <table:table-cell office:value-type="float" office:value="0.595197255574614" calcext:value-type="float">
            <text:p>0.595197255574614</text:p>
          </table:table-cell>
          <table:table-cell office:value-type="float" office:value="0.808857808857809" calcext:value-type="float">
            <text:p>0.808857808857809</text:p>
          </table:table-cell>
          <table:table-cell table:style-name="ce1" office:value-type="float" office:value="0.685770750988142" calcext:value-type="float">
            <text:p>0.685770750988142</text:p>
          </table:table-cell>
          <table:table-cell table:formula="of:=[.A4]" office:value-type="string" office:string-value="give_model_20" calcext:value-type="string">
            <text:p>give_model_20</text:p>
          </table:table-cell>
        </table:table-row>
        <table:table-row table:style-name="ro1">
          <table:table-cell office:value-type="string" calcext:value-type="string">
            <text:p>give_model_30</text:p>
          </table:table-cell>
          <table:table-cell office:value-type="float" office:value="0.63954802259887" calcext:value-type="float">
            <text:p>0.63954802259887</text:p>
          </table:table-cell>
          <table:table-cell office:value-type="float" office:value="0.638888888888889" calcext:value-type="float">
            <text:p>0.638888888888889</text:p>
          </table:table-cell>
          <table:table-cell office:value-type="float" office:value="0.58974358974359" calcext:value-type="float">
            <text:p>0.58974358974359</text:p>
          </table:table-cell>
          <table:table-cell office:value-type="float" office:value="0.613333333333333" calcext:value-type="float">
            <text:p>0.613333333333333</text:p>
          </table:table-cell>
          <table:table-cell table:formula="of:=[.A5]" office:value-type="string" office:string-value="give_model_30" calcext:value-type="string">
            <text:p>give_model_30</text:p>
          </table:table-cell>
        </table:table-row>
        <table:table-row table:style-name="ro1">
          <table:table-cell office:value-type="string" calcext:value-type="string">
            <text:p>give_model_40</text:p>
          </table:table-cell>
          <table:table-cell office:value-type="float" office:value="0.63728813559322" calcext:value-type="float">
            <text:p>0.63728813559322</text:p>
          </table:table-cell>
          <table:table-cell office:value-type="float" office:value="0.606299212598425" calcext:value-type="float">
            <text:p>0.606299212598425</text:p>
          </table:table-cell>
          <table:table-cell office:value-type="float" office:value="0.717948717948718" calcext:value-type="float">
            <text:p>0.717948717948718</text:p>
          </table:table-cell>
          <table:table-cell office:value-type="float" office:value="0.657417289220918" calcext:value-type="float">
            <text:p>0.657417289220918</text:p>
          </table:table-cell>
          <table:table-cell table:formula="of:=[.A6]" office:value-type="string" office:string-value="give_model_40" calcext:value-type="string">
            <text:p>give_model_40</text:p>
          </table:table-cell>
        </table:table-row>
        <table:table-row table:style-name="ro1">
          <table:table-cell office:value-type="string" calcext:value-type="string">
            <text:p>give_model_41</text:p>
          </table:table-cell>
          <table:table-cell office:value-type="float" office:value="0.633898305084746" calcext:value-type="float">
            <text:p>0.633898305084746</text:p>
          </table:table-cell>
          <table:table-cell office:value-type="float" office:value="0.601156069364162" calcext:value-type="float">
            <text:p>0.601156069364162</text:p>
          </table:table-cell>
          <table:table-cell office:value-type="float" office:value="0.727272727272727" calcext:value-type="float">
            <text:p>0.727272727272727</text:p>
          </table:table-cell>
          <table:table-cell office:value-type="float" office:value="0.658227848101266" calcext:value-type="float">
            <text:p>0.658227848101266</text:p>
          </table:table-cell>
          <table:table-cell table:formula="of:=[.A7]" office:value-type="string" office:string-value="give_model_41" calcext:value-type="string">
            <text:p>give_model_41</text:p>
          </table:table-cell>
        </table:table-row>
        <table:table-row table:style-name="ro1">
          <table:table-cell office:value-type="string" calcext:value-type="string">
            <text:p>give_model_50</text:p>
          </table:table-cell>
          <table:table-cell office:value-type="float" office:value="0.653107344632768" calcext:value-type="float">
            <text:p>0.653107344632768</text:p>
          </table:table-cell>
          <table:table-cell table:style-name="ce1" office:value-type="float" office:value="0.646634615384615" calcext:value-type="float">
            <text:p>0.646634615384615</text:p>
          </table:table-cell>
          <table:table-cell office:value-type="float" office:value="0.627039627039627" calcext:value-type="float">
            <text:p>0.627039627039627</text:p>
          </table:table-cell>
          <table:table-cell office:value-type="float" office:value="0.636686390532544" calcext:value-type="float">
            <text:p>0.636686390532544</text:p>
          </table:table-cell>
          <table:table-cell table:formula="of:=[.A8]" office:value-type="string" office:string-value="give_model_50" calcext:value-type="string">
            <text:p>give_model_50</text:p>
          </table:table-cell>
        </table:table-row>
        <table:table-row table:style-name="ro1">
          <table:table-cell office:value-type="string" calcext:value-type="string">
            <text:p>give_model_50000</text:p>
          </table:table-cell>
          <table:table-cell office:value-type="float" office:value="0.649717514124294" calcext:value-type="float">
            <text:p>0.649717514124294</text:p>
          </table:table-cell>
          <table:table-cell office:value-type="float" office:value="0.631929046563193" calcext:value-type="float">
            <text:p>0.631929046563193</text:p>
          </table:table-cell>
          <table:table-cell office:value-type="float" office:value="0.664335664335664" calcext:value-type="float">
            <text:p>0.664335664335664</text:p>
          </table:table-cell>
          <table:table-cell office:value-type="float" office:value="0.647727272727273" calcext:value-type="float">
            <text:p>0.647727272727273</text:p>
          </table:table-cell>
          <table:table-cell table:formula="of:=[.A9]" office:value-type="string" office:string-value="give_model_50000" calcext:value-type="string">
            <text:p>give_model_50000</text:p>
          </table:table-cell>
        </table:table-row>
        <table:table-row table:style-name="ro1">
          <table:table-cell office:value-type="string" calcext:value-type="string">
            <text:p>give_model_50001</text:p>
          </table:table-cell>
          <table:table-cell table:style-name="ce1" office:value-type="float" office:value="0.654237288135593" calcext:value-type="float">
            <text:p>0.654237288135593</text:p>
          </table:table-cell>
          <table:table-cell office:value-type="float" office:value="0.638202247191011" calcext:value-type="float">
            <text:p>0.638202247191011</text:p>
          </table:table-cell>
          <table:table-cell office:value-type="float" office:value="0.662004662004662" calcext:value-type="float">
            <text:p>0.662004662004662</text:p>
          </table:table-cell>
          <table:table-cell office:value-type="float" office:value="0.649885583524027" calcext:value-type="float">
            <text:p>0.649885583524027</text:p>
          </table:table-cell>
          <table:table-cell table:formula="of:=[.A10]" office:value-type="string" office:string-value="give_model_50001" calcext:value-type="string">
            <text:p>give_model_50001</text:p>
          </table:table-cell>
        </table:table-row>
        <table:table-row table:style-name="ro1">
          <table:table-cell office:value-type="string" calcext:value-type="string">
            <text:p>give_model_60</text:p>
          </table:table-cell>
          <table:table-cell office:value-type="float" office:value="0.650847457627119" calcext:value-type="float">
            <text:p>0.650847457627119</text:p>
          </table:table-cell>
          <table:table-cell office:value-type="float" office:value="0.625" calcext:value-type="float">
            <text:p>0.625</text:p>
          </table:table-cell>
          <table:table-cell office:value-type="float" office:value="0.699300699300699" calcext:value-type="float">
            <text:p>0.699300699300699</text:p>
          </table:table-cell>
          <table:table-cell office:value-type="float" office:value="0.66006600660066" calcext:value-type="float">
            <text:p>0.66006600660066</text:p>
          </table:table-cell>
          <table:table-cell table:formula="of:=[.A11]" office:value-type="string" office:string-value="give_model_60" calcext:value-type="string">
            <text:p>give_model_60</text:p>
          </table:table-cell>
        </table:table-row>
        <table:table-row table:style-name="ro1">
          <table:table-cell office:value-type="string" calcext:value-type="string">
            <text:p>give_model_61</text:p>
          </table:table-cell>
          <table:table-cell office:value-type="float" office:value="0.642937853107345" calcext:value-type="float">
            <text:p>0.642937853107345</text:p>
          </table:table-cell>
          <table:table-cell office:value-type="float" office:value="0.610136452241715" calcext:value-type="float">
            <text:p>0.610136452241715</text:p>
          </table:table-cell>
          <table:table-cell office:value-type="float" office:value="0.72960372960373" calcext:value-type="float">
            <text:p>0.72960372960373</text:p>
          </table:table-cell>
          <table:table-cell office:value-type="float" office:value="0.664543524416136" calcext:value-type="float">
            <text:p>0.664543524416136</text:p>
          </table:table-cell>
          <table:table-cell table:formula="of:=[.A12]" office:value-type="string" office:string-value="give_model_61" calcext:value-type="string">
            <text:p>give_model_61</text:p>
          </table:table-cell>
        </table:table-row>
        <table:table-row table:style-name="ro1">
          <table:table-cell office:value-type="string" calcext:value-type="string">
            <text:p>give_model_8000_cnn</text:p>
          </table:table-cell>
          <table:table-cell office:value-type="float" office:value="0.64180790960452" calcext:value-type="float">
            <text:p>0.64180790960452</text:p>
          </table:table-cell>
          <table:table-cell office:value-type="float" office:value="0.630841121495327" calcext:value-type="float">
            <text:p>0.630841121495327</text:p>
          </table:table-cell>
          <table:table-cell office:value-type="float" office:value="0.629370629370629" calcext:value-type="float">
            <text:p>0.629370629370629</text:p>
          </table:table-cell>
          <table:table-cell office:value-type="float" office:value="0.630105017502917" calcext:value-type="float">
            <text:p>0.630105017502917</text:p>
          </table:table-cell>
          <table:table-cell table:formula="of:=[.A13]" office:value-type="string" office:string-value="give_model_8000_cnn" calcext:value-type="string">
            <text:p>give_model_8000_cnn</text:p>
          </table:table-cell>
        </table:table-row>
        <table:table-row table:style-name="ro1">
          <table:table-cell office:value-type="string" calcext:value-type="string">
            <text:p>give_model_8001_cnn</text:p>
          </table:table-cell>
          <table:table-cell office:value-type="float" office:value="0.621468926553672" calcext:value-type="float">
            <text:p>0.621468926553672</text:p>
          </table:table-cell>
          <table:table-cell office:value-type="float" office:value="0.603070175438597" calcext:value-type="float">
            <text:p>0.603070175438597</text:p>
          </table:table-cell>
          <table:table-cell office:value-type="float" office:value="0.641025641025641" calcext:value-type="float">
            <text:p>0.641025641025641</text:p>
          </table:table-cell>
          <table:table-cell office:value-type="float" office:value="0.621468926553672" calcext:value-type="float">
            <text:p>0.621468926553672</text:p>
          </table:table-cell>
          <table:table-cell table:formula="of:=[.A14]" office:value-type="string" office:string-value="give_model_8001_cnn" calcext:value-type="string">
            <text:p>give_model_8001_cnn</text:p>
          </table:table-cell>
        </table:table-row>
        <table:table-row table:style-name="ro1">
          <table:table-cell office:value-type="string" calcext:value-type="string">
            <text:p>give_model_8002_cnn</text:p>
          </table:table-cell>
          <table:table-cell office:value-type="float" office:value="0.609039548022599" calcext:value-type="float">
            <text:p>0.609039548022599</text:p>
          </table:table-cell>
          <table:table-cell office:value-type="float" office:value="0.601466992665037" calcext:value-type="float">
            <text:p>0.601466992665037</text:p>
          </table:table-cell>
          <table:table-cell office:value-type="float" office:value="0.573426573426573" calcext:value-type="float">
            <text:p>0.573426573426573</text:p>
          </table:table-cell>
          <table:table-cell office:value-type="float" office:value="0.587112171837709" calcext:value-type="float">
            <text:p>0.587112171837709</text:p>
          </table:table-cell>
          <table:table-cell table:formula="of:=[.A15]" office:value-type="string" office:string-value="give_model_8002_cnn" calcext:value-type="string">
            <text:p>give_model_8002_cn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15])" office:value-type="float" office:value="0.654237288135593" calcext:value-type="float">
            <text:p>0.654237288135593</text:p>
          </table:table-cell>
          <table:table-cell table:formula="of:=MAX([.C2:.C15])" office:value-type="float" office:value="0.646634615384615" calcext:value-type="float">
            <text:p>0.646634615384615</text:p>
          </table:table-cell>
          <table:table-cell table:formula="of:=MAX([.D2:.D15])" office:value-type="float" office:value="0.834498834498834" calcext:value-type="float">
            <text:p>0.834498834498834</text:p>
          </table:table-cell>
          <table:table-cell table:formula="of:=MAX([.E2:.E15])" office:value-type="float" office:value="0.685770750988142" calcext:value-type="float">
            <text:p>0.685770750988142</text:p>
          </table:table-cell>
          <table:table-cell/>
        </table:table-row>
        <table:table-row table:style-name="ro1">
          <table:table-cell office:value-type="string" calcext:value-type="string">
            <text:p>VLOOKUP</text:p>
          </table:table-cell>
          <table:table-cell table:style-name="ce2" table:formula="of:=VLOOKUP([.B17];[.B2:.F15];5;0)" office:value-type="string" office:string-value="give_model_50001" calcext:value-type="string">
            <text:p>give_model_50001</text:p>
          </table:table-cell>
          <table:table-cell table:style-name="ce2" table:formula="of:=VLOOKUP([.C17];[.C2:.F15];4;0)" office:value-type="string" office:string-value="give_model_50" calcext:value-type="string">
            <text:p>give_model_50</text:p>
          </table:table-cell>
          <table:table-cell table:style-name="ce2" table:formula="of:=VLOOKUP([.D17];[.D2:.F15];3;0)" office:value-type="string" office:string-value="give_model_10" calcext:value-type="string">
            <text:p>give_model_10</text:p>
          </table:table-cell>
          <table:table-cell table:style-name="ce2" table:formula="of:=VLOOKUP([.E17];[.E2:.F15];2;0)" office:value-type="string" office:string-value="give_model_20" calcext:value-type="string">
            <text:p>give_model_20</text:p>
          </table:table-cell>
          <table:table-cell/>
        </table:table-row>
      </table:table>
      <table:named-expressions/>
      <table:database-ranges>
        <table:database-range table:name="__Anonymous_Sheet_DB__0" table:target-range-address="3_run____test_best_scores_other_metrics.A1:3_run____test_best_scores_other_metrics.F1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 style:data-style-name="N2" text:time-value="20:56:38.1520736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13T20:59:07.821806724</dc:date>
    <meta:editing-duration>PT13M6S</meta:editing-duration>
    <meta:editing-cycles>3</meta:editing-cycles>
    <meta:document-statistic meta:table-count="1" meta:cell-count="100" meta:object-count="0"/>
  </office:meta>
</office:document-meta>
</file>